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9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ontecarlo_30x30" table:style-name="ta1">
        <table:shapes>
          <draw:frame draw:z-index="0" draw:style-name="gr1" draw:text-style-name="P1" svg:width="453.43pt" svg:height="255.23pt" svg:x="238.79pt" svg:y="317pt">
            <loext:p draw:notify-on-update-of-ranges="montecarlo_30x30.F2:montecarlo_30x30.F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pt" svg:height="255.23pt" svg:x="749.2pt" svg:y="313.23pt">
            <loext:p draw:notify-on-update-of-ranges="montecarlo_30x30.G2:montecarlo_30x30.G2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43pt" svg:height="255.23pt" svg:x="237.23pt" svg:y="604.63pt">
            <loext:p draw:notify-on-update-of-ranges="montecarlo_30x30.H2:montecarlo_30x30.H2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4pt" svg:height="255.23pt" svg:x="760.9pt" svg:y="605.37pt">
            <loext:p draw:notify-on-update-of-ranges="montecarlo_30x30.I2:montecarlo_30x30.I2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4pt" svg:height="255.26pt" svg:x="243.5pt" svg:y="911.82pt">
            <loext:p draw:notify-on-update-of-ranges="montecarlo_30x30.J2:montecarlo_30x30.J2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3.51pt" svg:height="255.09pt" svg:x="762.92pt" svg:y="916.13pt">
            <loext:p draw:notify-on-update-of-ranges="montecarlo_30x30.K2:montecarlo_30x30.K22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6" table:default-cell-style-name="Default"/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matrix-columns-spanned="1" table:number-matrix-rows-spanned="22" table:formula="of:=FREQUENCY([.B1:.B100];[.E2:.E22])" office:value-type="float" office:value="0" calcext:value-type="float">
            <text:p>0</text:p>
          </table:table-cell>
          <table:table-cell table:number-matrix-columns-spanned="1" table:number-matrix-rows-spanned="22" table:formula="of:=FREQUENCY([.B101:.B200];[.E2:.E22])" office:value-type="float" office:value="0" calcext:value-type="float">
            <text:p>0</text:p>
          </table:table-cell>
          <table:table-cell table:number-matrix-columns-spanned="1" table:number-matrix-rows-spanned="22" table:formula="of:=FREQUENCY([.B201:.B300];[.E2:.E22])" office:value-type="float" office:value="0" calcext:value-type="float">
            <text:p>0</text:p>
          </table:table-cell>
          <table:table-cell table:number-matrix-columns-spanned="1" table:number-matrix-rows-spanned="22" table:formula="of:=FREQUENCY([.B301:.B400];[.E2:.E22])" office:value-type="float" office:value="0" calcext:value-type="float">
            <text:p>0</text:p>
          </table:table-cell>
          <table:table-cell table:number-matrix-columns-spanned="1" table:number-matrix-rows-spanned="22" table:formula="of:=FREQUENCY([.B401:.B500];[.E2:.E22])" office:value-type="float" office:value="0" calcext:value-type="float">
            <text:p>0</text:p>
          </table:table-cell>
          <table:table-cell table:number-matrix-columns-spanned="1" table:number-matrix-rows-spanned="22" table:formula="of:=FREQUENCY([.B501:.B600];[.E2:.E22])" office:value-type="float" office:value="0" calcext:value-type="float">
            <text:p>0</text:p>
          </table:table-cell>
          <table:table-cell table:number-matrix-columns-spanned="1" table:number-matrix-rows-spanned="22" table:formula="of:=FREQUENCY([.B601:.B700];[.E2:.E22])" office:value-type="float" office:value="0" calcext:value-type="float">
            <text:p>0</text:p>
          </table:table-cell>
          <table:table-cell table:number-matrix-columns-spanned="1" table:number-matrix-rows-spanned="22" table:formula="of:=FREQUENCY([.B701:.B800];[.E2:.E22])" office:value-type="float" office:value="0" calcext:value-type="float">
            <text:p>0</text:p>
          </table:table-cell>
          <table:table-cell table:number-matrix-columns-spanned="1" table:number-matrix-rows-spanned="22" table:formula="of:=FREQUENCY([.B801:.B900];[.E2:.E22])" office:value-type="float" office:value="0" calcext:value-type="float">
            <text:p>0</text:p>
          </table:table-cell>
          <table:table-cell table:number-matrix-columns-spanned="1" table:number-matrix-rows-spanned="22" table:formula="of:=FREQUENCY([.B901:.B1000];[.E2:.E22])" office:value-type="float" office:value="0" calcext:value-type="float">
            <text:p>0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AVERAGE([.B1:.B100])" office:value-type="float" office:value="45.34" calcext:value-type="float">
            <text:p>45.3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67" calcext:value-type="float">
            <text:p>67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2" calcext:value-type="float">
            <text:p>0.2</text:p>
          </table:table-cell>
          <table:table-cell table:formula="of:=AVERAGE([.B101:.B200])" office:value-type="float" office:value="285.73" calcext:value-type="float">
            <text:p>285.7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3" calcext:value-type="float">
            <text:p>0.3</text:p>
          </table:table-cell>
          <table:table-cell table:formula="of:=AVERAGE([.B201:.B300])" office:value-type="float" office:value="352.74" calcext:value-type="float">
            <text:p>352.7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" calcext:value-type="float">
            <text:p>0.4</text:p>
          </table:table-cell>
          <table:table-cell table:formula="of:=AVERAGE([.B301:.B400])" office:value-type="float" office:value="346.5" calcext:value-type="float">
            <text:p>346.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AVERAGE([.B401:.B500])" office:value-type="float" office:value="294.5" calcext:value-type="float">
            <text:p>294.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6" calcext:value-type="float">
            <text:p>0.6</text:p>
          </table:table-cell>
          <table:table-cell table:formula="of:=AVERAGE([.B501:.B600])" office:value-type="float" office:value="113.12" calcext:value-type="float">
            <text:p>113.1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7" calcext:value-type="float">
            <text:p>0.7</text:p>
          </table:table-cell>
          <table:table-cell table:formula="of:=AVERAGE([.B601:.B700])" office:value-type="float" office:value="20.11" calcext:value-type="float">
            <text:p>20.1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8" calcext:value-type="float">
            <text:p>0.8</text:p>
          </table:table-cell>
          <table:table-cell table:formula="of:=AVERAGE([.B701:.B800])" office:value-type="float" office:value="4.74" calcext:value-type="float">
            <text:p>4.7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9" calcext:value-type="float">
            <text:p>0.9</text:p>
          </table:table-cell>
          <table:table-cell table:formula="of:=AVERAGE([.B801:.B900])" office:value-type="float" office:value="4.02" calcext:value-type="float">
            <text:p>4.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AVERAGE([.B901:.B1000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24" calcext:value-type="float">
            <text:p>224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50" calcext:value-type="float">
            <text:p>85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61" calcext:value-type="float">
            <text:p>161</text:p>
          </table:table-cell>
          <table:table-cell table:number-columns-repeated="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408" calcext:value-type="float">
            <text:p>408</text:p>
          </table:table-cell>
          <table:table-cell table:number-columns-repeated="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28" calcext:value-type="float">
            <text:p>228</text:p>
          </table:table-cell>
          <table:table-cell table:number-columns-repeated="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23" calcext:value-type="float">
            <text:p>223</text:p>
          </table:table-cell>
          <table:table-cell table:number-columns-repeated="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418" calcext:value-type="float">
            <text:p>418</text:p>
          </table:table-cell>
          <table:table-cell table:number-columns-repeated="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883" calcext:value-type="float">
            <text:p>883</text:p>
          </table:table-cell>
          <table:table-cell table:number-columns-repeated="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29" calcext:value-type="float">
            <text:p>129</text:p>
          </table:table-cell>
          <table:table-cell table:number-columns-repeated="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21" calcext:value-type="float">
            <text:p>221</text:p>
          </table:table-cell>
          <table:table-cell table:number-columns-repeated="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8" calcext:value-type="float">
            <text:p>68</text:p>
          </table:table-cell>
          <table:table-cell table:number-columns-repeated="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388" calcext:value-type="float">
            <text:p>388</text:p>
          </table:table-cell>
          <table:table-cell table:number-columns-repeated="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55" calcext:value-type="float">
            <text:p>155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18" calcext:value-type="float">
            <text:p>118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3" calcext:value-type="float">
            <text:p>53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10" calcext:value-type="float">
            <text:p>110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729" calcext:value-type="float">
            <text:p>729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76" calcext:value-type="float">
            <text:p>276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74" calcext:value-type="float">
            <text:p>574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4" calcext:value-type="float">
            <text:p>54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38" calcext:value-type="float">
            <text:p>538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345" calcext:value-type="float">
            <text:p>345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340" calcext:value-type="float">
            <text:p>340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02" calcext:value-type="float">
            <text:p>202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65" calcext:value-type="float">
            <text:p>165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666" calcext:value-type="float">
            <text:p>666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07" calcext:value-type="float">
            <text:p>107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91" calcext:value-type="float">
            <text:p>591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65" calcext:value-type="float">
            <text:p>165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355" calcext:value-type="float">
            <text:p>355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32" calcext:value-type="float">
            <text:p>432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1" calcext:value-type="float">
            <text:p>51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20" calcext:value-type="float">
            <text:p>120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68" calcext:value-type="float">
            <text:p>68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28" calcext:value-type="float">
            <text:p>128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40" calcext:value-type="float">
            <text:p>140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19" calcext:value-type="float">
            <text:p>119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68" calcext:value-type="float">
            <text:p>68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63" calcext:value-type="float">
            <text:p>263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347" calcext:value-type="float">
            <text:p>347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711" calcext:value-type="float">
            <text:p>711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43" calcext:value-type="float">
            <text:p>543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395" calcext:value-type="float">
            <text:p>395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318" calcext:value-type="float">
            <text:p>318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750" calcext:value-type="float">
            <text:p>750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37" calcext:value-type="float">
            <text:p>137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358" calcext:value-type="float">
            <text:p>358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42" calcext:value-type="float">
            <text:p>542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12" calcext:value-type="float">
            <text:p>112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11" calcext:value-type="float">
            <text:p>111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88" calcext:value-type="float">
            <text:p>288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43" calcext:value-type="float">
            <text:p>543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704" calcext:value-type="float">
            <text:p>704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84" calcext:value-type="float">
            <text:p>284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68" calcext:value-type="float">
            <text:p>168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41" calcext:value-type="float">
            <text:p>141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365" calcext:value-type="float">
            <text:p>365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02" calcext:value-type="float">
            <text:p>102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85" calcext:value-type="float">
            <text:p>285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78" calcext:value-type="float">
            <text:p>478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45" calcext:value-type="float">
            <text:p>445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13" calcext:value-type="float">
            <text:p>413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42" calcext:value-type="float">
            <text:p>542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92" calcext:value-type="float">
            <text:p>492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691" calcext:value-type="float">
            <text:p>691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619" calcext:value-type="float">
            <text:p>619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32" calcext:value-type="float">
            <text:p>32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624" calcext:value-type="float">
            <text:p>624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6" calcext:value-type="float">
            <text:p>56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93" calcext:value-type="float">
            <text:p>193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29" calcext:value-type="float">
            <text:p>129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15" calcext:value-type="float">
            <text:p>115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32" calcext:value-type="float">
            <text:p>432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11" calcext:value-type="float">
            <text:p>411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14" calcext:value-type="float">
            <text:p>414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69" calcext:value-type="float">
            <text:p>469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49" calcext:value-type="float">
            <text:p>449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34" calcext:value-type="float">
            <text:p>434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60" calcext:value-type="float">
            <text:p>160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95" calcext:value-type="float">
            <text:p>195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37" calcext:value-type="float">
            <text:p>137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373" calcext:value-type="float">
            <text:p>373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98" calcext:value-type="float">
            <text:p>198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37" calcext:value-type="float">
            <text:p>137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92" calcext:value-type="float">
            <text:p>192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25" calcext:value-type="float">
            <text:p>525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38" calcext:value-type="float">
            <text:p>138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840" calcext:value-type="float">
            <text:p>840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96" calcext:value-type="float">
            <text:p>296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61" calcext:value-type="float">
            <text:p>561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54" calcext:value-type="float">
            <text:p>254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17" calcext:value-type="float">
            <text:p>217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47" calcext:value-type="float">
            <text:p>547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311" calcext:value-type="float">
            <text:p>311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5" calcext:value-type="float">
            <text:p>55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35" calcext:value-type="float">
            <text:p>135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15" calcext:value-type="float">
            <text:p>515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76" calcext:value-type="float">
            <text:p>176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618" calcext:value-type="float">
            <text:p>618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388" calcext:value-type="float">
            <text:p>388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84" calcext:value-type="float">
            <text:p>584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770" calcext:value-type="float">
            <text:p>770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893" calcext:value-type="float">
            <text:p>893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37" calcext:value-type="float">
            <text:p>137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13" calcext:value-type="float">
            <text:p>213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26" calcext:value-type="float">
            <text:p>226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307" calcext:value-type="float">
            <text:p>307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706" calcext:value-type="float">
            <text:p>706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30" calcext:value-type="float">
            <text:p>530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12" calcext:value-type="float">
            <text:p>212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391" calcext:value-type="float">
            <text:p>391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42" calcext:value-type="float">
            <text:p>142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18" calcext:value-type="float">
            <text:p>218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07" calcext:value-type="float">
            <text:p>107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968" calcext:value-type="float">
            <text:p>968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82" calcext:value-type="float">
            <text:p>182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84" calcext:value-type="float">
            <text:p>584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54" calcext:value-type="float">
            <text:p>554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85" calcext:value-type="float">
            <text:p>185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81" calcext:value-type="float">
            <text:p>281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67" calcext:value-type="float">
            <text:p>267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77" calcext:value-type="float">
            <text:p>277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485" calcext:value-type="float">
            <text:p>485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22" calcext:value-type="float">
            <text:p>222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79" calcext:value-type="float">
            <text:p>179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07" calcext:value-type="float">
            <text:p>107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03" calcext:value-type="float">
            <text:p>103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345" calcext:value-type="float">
            <text:p>345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000" calcext:value-type="float">
            <text:p>1000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333" calcext:value-type="float">
            <text:p>333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000" calcext:value-type="float">
            <text:p>1000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39" calcext:value-type="float">
            <text:p>239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46" calcext:value-type="float">
            <text:p>146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02" calcext:value-type="float">
            <text:p>202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77" calcext:value-type="float">
            <text:p>277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377" calcext:value-type="float">
            <text:p>377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74" calcext:value-type="float">
            <text:p>274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316" calcext:value-type="float">
            <text:p>316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613" calcext:value-type="float">
            <text:p>613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889" calcext:value-type="float">
            <text:p>889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460" calcext:value-type="float">
            <text:p>460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57" calcext:value-type="float">
            <text:p>157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380" calcext:value-type="float">
            <text:p>380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37" calcext:value-type="float">
            <text:p>537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54" calcext:value-type="float">
            <text:p>154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07" calcext:value-type="float">
            <text:p>107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934" calcext:value-type="float">
            <text:p>934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93" calcext:value-type="float">
            <text:p>193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24" calcext:value-type="float">
            <text:p>224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61" calcext:value-type="float">
            <text:p>161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379" calcext:value-type="float">
            <text:p>379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475" calcext:value-type="float">
            <text:p>475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64" calcext:value-type="float">
            <text:p>164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607" calcext:value-type="float">
            <text:p>607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80" calcext:value-type="float">
            <text:p>280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51" calcext:value-type="float">
            <text:p>251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63" calcext:value-type="float">
            <text:p>163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43" calcext:value-type="float">
            <text:p>143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77" calcext:value-type="float">
            <text:p>177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64" calcext:value-type="float">
            <text:p>164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31" calcext:value-type="float">
            <text:p>231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762" calcext:value-type="float">
            <text:p>762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39" calcext:value-type="float">
            <text:p>239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799" calcext:value-type="float">
            <text:p>799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333" calcext:value-type="float">
            <text:p>333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000" calcext:value-type="float">
            <text:p>1000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53" calcext:value-type="float">
            <text:p>253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91" calcext:value-type="float">
            <text:p>191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68" calcext:value-type="float">
            <text:p>168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819" calcext:value-type="float">
            <text:p>819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91" calcext:value-type="float">
            <text:p>291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335" calcext:value-type="float">
            <text:p>335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98" calcext:value-type="float">
            <text:p>198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88" calcext:value-type="float">
            <text:p>588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334" calcext:value-type="float">
            <text:p>334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02" calcext:value-type="float">
            <text:p>202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735" calcext:value-type="float">
            <text:p>735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87" calcext:value-type="float">
            <text:p>287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27" calcext:value-type="float">
            <text:p>127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480" calcext:value-type="float">
            <text:p>480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540" calcext:value-type="float">
            <text:p>540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89" calcext:value-type="float">
            <text:p>189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70" calcext:value-type="float">
            <text:p>170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596" calcext:value-type="float">
            <text:p>596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975" calcext:value-type="float">
            <text:p>975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98" calcext:value-type="float">
            <text:p>298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321" calcext:value-type="float">
            <text:p>321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42" calcext:value-type="float">
            <text:p>142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87" calcext:value-type="float">
            <text:p>287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55" calcext:value-type="float">
            <text:p>255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000" calcext:value-type="float">
            <text:p>1000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344" calcext:value-type="float">
            <text:p>344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02" calcext:value-type="float">
            <text:p>202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305" calcext:value-type="float">
            <text:p>305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74" calcext:value-type="float">
            <text:p>174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22" calcext:value-type="float">
            <text:p>122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790" calcext:value-type="float">
            <text:p>790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3" calcext:value-type="float">
            <text:p>133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8" calcext:value-type="float">
            <text:p>138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41" calcext:value-type="float">
            <text:p>141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03" calcext:value-type="float">
            <text:p>203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57" calcext:value-type="float">
            <text:p>257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50" calcext:value-type="float">
            <text:p>150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681" calcext:value-type="float">
            <text:p>681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932" calcext:value-type="float">
            <text:p>932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86" calcext:value-type="float">
            <text:p>186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27" calcext:value-type="float">
            <text:p>227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74" calcext:value-type="float">
            <text:p>174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68" calcext:value-type="float">
            <text:p>168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858" calcext:value-type="float">
            <text:p>858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791" calcext:value-type="float">
            <text:p>791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38" calcext:value-type="float">
            <text:p>238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663" calcext:value-type="float">
            <text:p>663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736" calcext:value-type="float">
            <text:p>736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361" calcext:value-type="float">
            <text:p>361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503" calcext:value-type="float">
            <text:p>503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706" calcext:value-type="float">
            <text:p>706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800" calcext:value-type="float">
            <text:p>800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41" calcext:value-type="float">
            <text:p>241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41" calcext:value-type="float">
            <text:p>241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2" calcext:value-type="float">
            <text:p>132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520" calcext:value-type="float">
            <text:p>520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337" calcext:value-type="float">
            <text:p>337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86" calcext:value-type="float">
            <text:p>286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566" calcext:value-type="float">
            <text:p>566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758" calcext:value-type="float">
            <text:p>758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10" calcext:value-type="float">
            <text:p>110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75" calcext:value-type="float">
            <text:p>175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550" calcext:value-type="float">
            <text:p>550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65" calcext:value-type="float">
            <text:p>165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19" calcext:value-type="float">
            <text:p>219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88" calcext:value-type="float">
            <text:p>288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445" calcext:value-type="float">
            <text:p>445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437" calcext:value-type="float">
            <text:p>437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000" calcext:value-type="float">
            <text:p>1000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455" calcext:value-type="float">
            <text:p>455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82" calcext:value-type="float">
            <text:p>282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549" calcext:value-type="float">
            <text:p>549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73" calcext:value-type="float">
            <text:p>273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308" calcext:value-type="float">
            <text:p>308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58" calcext:value-type="float">
            <text:p>258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681" calcext:value-type="float">
            <text:p>681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0" calcext:value-type="float">
            <text:p>130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733" calcext:value-type="float">
            <text:p>733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380" calcext:value-type="float">
            <text:p>380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23" calcext:value-type="float">
            <text:p>223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15" calcext:value-type="float">
            <text:p>115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541" calcext:value-type="float">
            <text:p>541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412" calcext:value-type="float">
            <text:p>412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697" calcext:value-type="float">
            <text:p>697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92" calcext:value-type="float">
            <text:p>292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649" calcext:value-type="float">
            <text:p>649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94" calcext:value-type="float">
            <text:p>294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61" calcext:value-type="float">
            <text:p>261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566" calcext:value-type="float">
            <text:p>566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12" calcext:value-type="float">
            <text:p>112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6" calcext:value-type="float">
            <text:p>136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20" calcext:value-type="float">
            <text:p>220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40" calcext:value-type="float">
            <text:p>140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47" calcext:value-type="float">
            <text:p>247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17" calcext:value-type="float">
            <text:p>117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701" calcext:value-type="float">
            <text:p>701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23" calcext:value-type="float">
            <text:p>123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30" calcext:value-type="float">
            <text:p>130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32" calcext:value-type="float">
            <text:p>432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39" calcext:value-type="float">
            <text:p>139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3" calcext:value-type="float">
            <text:p>33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35" calcext:value-type="float">
            <text:p>135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709" calcext:value-type="float">
            <text:p>709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51" calcext:value-type="float">
            <text:p>551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40" calcext:value-type="float">
            <text:p>140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37" calcext:value-type="float">
            <text:p>237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52" calcext:value-type="float">
            <text:p>152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5" calcext:value-type="float">
            <text:p>55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08" calcext:value-type="float">
            <text:p>108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53" calcext:value-type="float">
            <text:p>453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40" calcext:value-type="float">
            <text:p>140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82" calcext:value-type="float">
            <text:p>182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644" calcext:value-type="float">
            <text:p>644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627" calcext:value-type="float">
            <text:p>627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03" calcext:value-type="float">
            <text:p>403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11" calcext:value-type="float">
            <text:p>111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664" calcext:value-type="float">
            <text:p>664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29" calcext:value-type="float">
            <text:p>329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15" calcext:value-type="float">
            <text:p>215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687" calcext:value-type="float">
            <text:p>687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859" calcext:value-type="float">
            <text:p>859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51" calcext:value-type="float">
            <text:p>551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95" calcext:value-type="float">
            <text:p>395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63" calcext:value-type="float">
            <text:p>463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16" calcext:value-type="float">
            <text:p>316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19" calcext:value-type="float">
            <text:p>119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7" calcext:value-type="float">
            <text:p>47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82" calcext:value-type="float">
            <text:p>182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3" calcext:value-type="float">
            <text:p>33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25" calcext:value-type="float">
            <text:p>425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98" calcext:value-type="float">
            <text:p>198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31" calcext:value-type="float">
            <text:p>231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98" calcext:value-type="float">
            <text:p>198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17" calcext:value-type="float">
            <text:p>117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87" calcext:value-type="float">
            <text:p>587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943" calcext:value-type="float">
            <text:p>943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66" calcext:value-type="float">
            <text:p>266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10" calcext:value-type="float">
            <text:p>310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59" calcext:value-type="float">
            <text:p>259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03" calcext:value-type="float">
            <text:p>103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92" calcext:value-type="float">
            <text:p>292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6" calcext:value-type="float">
            <text:p>36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38" calcext:value-type="float">
            <text:p>338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97" calcext:value-type="float">
            <text:p>597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88" calcext:value-type="float">
            <text:p>288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746" calcext:value-type="float">
            <text:p>746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04" calcext:value-type="float">
            <text:p>304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9" calcext:value-type="float">
            <text:p>49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17" calcext:value-type="float">
            <text:p>217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883" calcext:value-type="float">
            <text:p>883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83" calcext:value-type="float">
            <text:p>183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760" calcext:value-type="float">
            <text:p>760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941" calcext:value-type="float">
            <text:p>941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82" calcext:value-type="float">
            <text:p>182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05" calcext:value-type="float">
            <text:p>505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08" calcext:value-type="float">
            <text:p>508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24" calcext:value-type="float">
            <text:p>224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976" calcext:value-type="float">
            <text:p>976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661" calcext:value-type="float">
            <text:p>661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7" calcext:value-type="float">
            <text:p>57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689" calcext:value-type="float">
            <text:p>689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28" calcext:value-type="float">
            <text:p>128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85" calcext:value-type="float">
            <text:p>185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09" calcext:value-type="float">
            <text:p>209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23" calcext:value-type="float">
            <text:p>223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32" calcext:value-type="float">
            <text:p>132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48" calcext:value-type="float">
            <text:p>448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653" calcext:value-type="float">
            <text:p>653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02" calcext:value-type="float">
            <text:p>502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42" calcext:value-type="float">
            <text:p>442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24" calcext:value-type="float">
            <text:p>224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38" calcext:value-type="float">
            <text:p>138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03" calcext:value-type="float">
            <text:p>403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41" calcext:value-type="float">
            <text:p>341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1" calcext:value-type="float">
            <text:p>31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30" calcext:value-type="float">
            <text:p>130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27" calcext:value-type="float">
            <text:p>127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95" calcext:value-type="float">
            <text:p>295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63" calcext:value-type="float">
            <text:p>463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60" calcext:value-type="float">
            <text:p>360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99" calcext:value-type="float">
            <text:p>199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31" calcext:value-type="float">
            <text:p>431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15" calcext:value-type="float">
            <text:p>315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02" calcext:value-type="float">
            <text:p>402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000" calcext:value-type="float">
            <text:p>1000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000" calcext:value-type="float">
            <text:p>1000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85" calcext:value-type="float">
            <text:p>185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03" calcext:value-type="float">
            <text:p>203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62" calcext:value-type="float">
            <text:p>162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2" calcext:value-type="float">
            <text:p>32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44" calcext:value-type="float">
            <text:p>444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02" calcext:value-type="float">
            <text:p>202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49" calcext:value-type="float">
            <text:p>449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8" calcext:value-type="float">
            <text:p>48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49" calcext:value-type="float">
            <text:p>349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73" calcext:value-type="float">
            <text:p>273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000" calcext:value-type="float">
            <text:p>1000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53" calcext:value-type="float">
            <text:p>253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07" calcext:value-type="float">
            <text:p>107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3" calcext:value-type="float">
            <text:p>33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70" calcext:value-type="float">
            <text:p>170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53" calcext:value-type="float">
            <text:p>53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06" calcext:value-type="float">
            <text:p>106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607" calcext:value-type="float">
            <text:p>607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8" calcext:value-type="float">
            <text:p>38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15" calcext:value-type="float">
            <text:p>215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50" calcext:value-type="float">
            <text:p>50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65" calcext:value-type="float">
            <text:p>65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4" calcext:value-type="float">
            <text:p>34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13" calcext:value-type="float">
            <text:p>413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00" calcext:value-type="float">
            <text:p>200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536" calcext:value-type="float">
            <text:p>536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7" calcext:value-type="float">
            <text:p>37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97" calcext:value-type="float">
            <text:p>197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56" calcext:value-type="float">
            <text:p>56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06" calcext:value-type="float">
            <text:p>106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000" calcext:value-type="float">
            <text:p>1000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5">00/00/0000</text:date>, <text:time style:data-style-name="N2" text:time-value="23:32:27.0447148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5T23:38:58.014783998</dc:date>
    <meta:editing-duration>PT32M22S</meta:editing-duration>
    <meta:editing-cycles>5</meta:editing-cycles>
    <meta:generator>LibreOffice/5.1.6.2$Linux_X86_64 LibreOffice_project/10m0$Build-2</meta:generator>
    <meta:document-statistic meta:table-count="1" meta:cell-count="2271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7cm" svg:height="9.005cm" xlink:href=".." xlink:type="simple" chart:class="chart:scatter" chart:style-name="ch1">
        <chart:legend chart:legend-position="end" svg:x="13.462cm" svg:y="4.203cm" style:legend-expansion="high" chart:style-name="ch2"/>
        <chart:plot-area chart:style-name="ch3" table:cell-range-address="montecarlo_30x30.F2:montecarlo_30x30.F22" chart:data-source-has-labels="row" svg:x="0.319cm" svg:y="0.18cm" svg:width="12.824cm" svg:height="8.645cm">
          <chartooo:coordinate-region svg:x="0.94cm" svg:y="0.379cm" svg:width="12.016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ontecarlo_30x30.F2:montecarlo_30x30.F22" loext:label-string="'p = 0.1'" chart:class="chart:scatter"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p = 0.1'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ontecarlo_30x30.F2:montecarlo_30x30.F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6cm" svg:height="9.005cm" xlink:href=".." xlink:type="simple" chart:class="chart:scatter" chart:style-name="ch1">
        <chart:legend chart:legend-position="end" svg:x="13.461cm" svg:y="4.203cm" style:legend-expansion="high" chart:style-name="ch2"/>
        <chart:plot-area chart:style-name="ch3" table:cell-range-address="montecarlo_30x30.G2:montecarlo_30x30.G22" chart:data-source-has-labels="row" svg:x="0.319cm" svg:y="0.18cm" svg:width="12.823cm" svg:height="8.645cm">
          <chartooo:coordinate-region svg:x="0.755cm" svg:y="0.379cm" svg:width="12.016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ontecarlo_30x30.G2:montecarlo_30x30.G22" loext:label-string="'p = 0.2'" chart:class="chart:scatter"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p = 0.2'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ontecarlo_30x30.G2:montecarlo_30x30.G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7cm" svg:height="9.005cm" xlink:href=".." xlink:type="simple" chart:class="chart:scatter" chart:style-name="ch1">
        <chart:legend chart:legend-position="end" svg:x="13.462cm" svg:y="4.203cm" style:legend-expansion="high" chart:style-name="ch2"/>
        <chart:plot-area chart:style-name="ch3" table:cell-range-address="montecarlo_30x30.H2:montecarlo_30x30.H22" chart:data-source-has-labels="row" svg:x="0.319cm" svg:y="0.18cm" svg:width="12.824cm" svg:height="8.645cm">
          <chartooo:coordinate-region svg:x="0.755cm" svg:y="0.379cm" svg:width="12.016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ontecarlo_30x30.H2:montecarlo_30x30.H22" loext:label-string="'p = 0.3'" chart:class="chart:scatter"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p = 0.3'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ontecarlo_30x30.H2:montecarlo_30x30.H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6cm" svg:height="9.005cm" xlink:href=".." xlink:type="simple" chart:class="chart:scatter" chart:style-name="ch1">
        <chart:legend chart:legend-position="end" svg:x="13.461cm" svg:y="4.203cm" style:legend-expansion="high" chart:style-name="ch2"/>
        <chart:plot-area chart:style-name="ch3" table:cell-range-address="montecarlo_30x30.I2:montecarlo_30x30.I22" chart:data-source-has-labels="row" svg:x="0.319cm" svg:y="0.18cm" svg:width="12.823cm" svg:height="8.645cm">
          <chartooo:coordinate-region svg:x="0.755cm" svg:y="0.379cm" svg:width="12.016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ontecarlo_30x30.I2:montecarlo_30x30.I22" loext:label-string="'p = 0.4'" chart:class="chart:scatter"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p = 0.4'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ontecarlo_30x30.I2:montecarlo_30x30.I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6cm" svg:height="9.006cm" xlink:href=".." xlink:type="simple" chart:class="chart:scatter" chart:style-name="ch1">
        <chart:legend chart:legend-position="end" svg:x="13.461cm" svg:y="4.204cm" style:legend-expansion="high" chart:style-name="ch2"/>
        <chart:plot-area chart:style-name="ch3" table:cell-range-address="montecarlo_30x30.J2:montecarlo_30x30.J22" chart:data-source-has-labels="row" svg:x="0.319cm" svg:y="0.18cm" svg:width="12.823cm" svg:height="8.646cm">
          <chartooo:coordinate-region svg:x="0.755cm" svg:y="0.379cm" svg:width="12.016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ontecarlo_30x30.J2:montecarlo_30x30.J22" loext:label-string="'p = 0.5'" chart:class="chart:scatter"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p = 0.5'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ontecarlo_30x30.J2:montecarlo_30x30.J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65cm" svg:y="4.201cm" style:legend-expansion="high" chart:style-name="ch2"/>
        <chart:plot-area chart:style-name="ch3" table:cell-range-address="montecarlo_30x30.K2:montecarlo_30x30.K22" chart:data-source-has-labels="row" svg:x="0.32cm" svg:y="0.18cm" svg:width="12.825cm" svg:height="8.64cm">
          <chartooo:coordinate-region svg:x="0.941cm" svg:y="0.379cm" svg:width="12.01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ontecarlo_30x30.K2:montecarlo_30x30.K22" loext:label-string="'p = 0.6'" chart:class="chart:scatter"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p = 0.6'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ontecarlo_30x30.K2:montecarlo_30x30.K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